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80B6FC28FA.png" manifest:media-type="image/png"/>
  <manifest:file-entry manifest:full-path="Pictures/100000000000028000000180D96505D9.png" manifest:media-type="image/png"/>
  <manifest:file-entry manifest:full-path="Pictures/100000000000028000000180040A95E0.png" manifest:media-type="image/png"/>
  <manifest:file-entry manifest:full-path="Pictures/100000000000028000000180CAED8488.png" manifest:media-type="image/png"/>
  <manifest:file-entry manifest:full-path="Pictures/100000000000028000000180365F4E42.png" manifest:media-type="image/png"/>
  <manifest:file-entry manifest:full-path="Pictures/1000000000000280000001806174C7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932cm" svg:height="10.159cm" svg:x="2.068cm" svg:y="2.2cm">
          <draw:image xlink:href="Pictures/1000000000000280000001806174C738.png" xlink:type="simple" xlink:show="embed" xlink:actuate="onLoad">
            <text:p/>
          </draw:image>
        </draw:frame>
        <draw:frame draw:style-name="gr1" draw:text-style-name="P1" draw:layer="layout" svg:width="16.932cm" svg:height="10.159cm" svg:x="2.368cm" svg:y="15.7cm">
          <draw:image xlink:href="Pictures/100000000000028000000180365F4E42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6.932cm" svg:height="10.159cm" svg:x="1.968cm" svg:y="2.441cm">
          <draw:image xlink:href="Pictures/100000000000028000000180040A95E0.png" xlink:type="simple" xlink:show="embed" xlink:actuate="onLoad">
            <text:p/>
          </draw:image>
        </draw:frame>
        <draw:frame draw:style-name="gr1" draw:text-style-name="P1" draw:layer="layout" svg:width="16.932cm" svg:height="10.159cm" svg:x="2cm" svg:y="12.941cm">
          <draw:image xlink:href="Pictures/100000000000028000000180CAED8488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6.932cm" svg:height="10.159cm" svg:x="2.1cm" svg:y="1.141cm">
          <draw:image xlink:href="Pictures/100000000000028000000180D96505D9.png" xlink:type="simple" xlink:show="embed" xlink:actuate="onLoad">
            <text:p/>
          </draw:image>
        </draw:frame>
        <draw:frame draw:style-name="gr1" draw:text-style-name="P1" draw:layer="layout" svg:width="16.932cm" svg:height="10.159cm" svg:x="2.468cm" svg:y="14.6cm">
          <draw:image xlink:href="Pictures/100000000000028000000180B6FC28FA.png" xlink:type="simple" xlink:show="embed" xlink:actuate="onLoad">
            <text:p/>
          </draw:image>
        </draw:frame>
      </draw:page>
      <draw:page draw:name="page4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ssand </meta:initial-creator>
    <meta:creation-date>2015-04-01T13:43:51.143232345</meta:creation-date>
    <dc:date>2015-04-01T16:15:03.571166380</dc:date>
    <dc:creator>jbressand </dc:creator>
    <meta:editing-duration>PT1H31S</meta:editing-duration>
    <meta:editing-cycles>1</meta:editing-cycles>
    <meta:document-statistic meta:object-count="6"/>
    <meta:generator>LibreOffice/4.2.7.2$Linux_X86_64 LibreOffice_project/420m0$Build-2</meta:generator>
  </office:meta>
</office:document-meta>
</file>